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2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4cm" draw:caption-point-x="-0.576cm" draw:caption-point-y="1.628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0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15/09/2024</text:date>, <text:time>21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2M13S</meta:editing-duration>
    <meta:editing-cycles>1187</meta:editing-cycles>
    <meta:generator>OpenOffice/4.1.15$Win32 OpenOffice.org_project/4115m2$Build-9813</meta:generator>
    <dc:date>2024-09-15T21:54:50.8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